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3972222222222cm"/>
    </style:style>
    <style:style style:name="co3" style:family="table-column">
      <style:table-column-properties fo:break-before="auto" style:column-width="10.495138888888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138888888889cm"/>
    </style:style>
    <style:style style:name="co7" style:family="table-column">
      <style:table-column-properties fo:break-before="auto" style:column-width="5.11527777777778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840" table:style-name="ce6">
            <text:p>9,840</text:p>
          </table:table-cell>
          <table:table-cell office:value-type="float" office:value="8963.2338460775281" table:style-name="ce7">
            <text:p>8,963.23</text:p>
          </table:table-cell>
          <table:table-cell office:value-type="float" office:value="20604" table:style-name="ce6">
            <text:p>20,604</text:p>
          </table:table-cell>
          <table:table-cell office:value-type="float" office:value="19247.814138839589" table:style-name="ce7">
            <text:p>19,247.81</text:p>
          </table:table-cell>
          <table:table-cell office:value-type="float" office:value="12366" table:style-name="ce6">
            <text:p>12,366</text:p>
          </table:table-cell>
          <table:table-cell office:value-type="float" office:value="11997.262568317003" table:style-name="ce7">
            <text:p>11,997.26</text:p>
          </table:table-cell>
          <table:table-cell office:value-type="float" office:value="4677" table:style-name="ce6">
            <text:p>4,677</text:p>
          </table:table-cell>
          <table:table-cell office:value-type="float" office:value="4583.248303303506" table:style-name="ce7">
            <text:p>4,583.25</text:p>
          </table:table-cell>
          <table:table-cell office:value-type="float" office:value="355" table:style-name="ce6">
            <text:p>355</text:p>
          </table:table-cell>
          <table:table-cell office:value-type="float" office:value="351.02432432439997" table:style-name="ce7">
            <text:p>351.02</text:p>
          </table:table-cell>
          <table:table-cell office:value-type="float" office:value="158" table:style-name="ce6">
            <text:p>158</text:p>
          </table:table-cell>
          <table:table-cell office:value-type="float" office:value="155.64971140089997" table:style-name="ce7">
            <text:p>155.65</text:p>
          </table:table-cell>
          <table:table-cell office:value-type="float" office:value="48000" table:style-name="ce8">
            <text:p>48,000</text:p>
          </table:table-cell>
          <table:table-cell office:value-type="float" office:value="45298.232892262924" table:style-name="ce9">
            <text:p>45,298.23</text:p>
          </table:table-cell>
          <table:table-cell office:value-type="float" office:value="4805" table:style-name="ce6">
            <text:p>4,805</text:p>
          </table:table-cell>
          <table:table-cell office:value-type="float" office:value="4657.4769467786009" table:style-name="ce7">
            <text:p>4,657.48</text:p>
          </table:table-cell>
          <table:table-cell office:value-type="float" office:value="597" table:style-name="ce6">
            <text:p>597</text:p>
          </table:table-cell>
          <table:table-cell office:value-type="float" office:value="592.30810810799994" table:style-name="ce7">
            <text:p>592.3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402" table:style-name="ce8">
            <text:p>5,402</text:p>
          </table:table-cell>
          <table:table-cell office:value-type="float" office:value="5249.7850548866008" table:style-name="ce9">
            <text:p>5,249.79</text:p>
          </table:table-cell>
          <table:table-cell table:style-name="ce7"/>
          <table:table-cell office:value-type="float" office:value="53402" table:style-name="ce8">
            <text:p>53,402</text:p>
          </table:table-cell>
          <table:table-cell office:value-type="float" office:value="50548.017947149521" table:style-name="ce9">
            <text:p>50,548.02</text:p>
          </table:table-cell>
          <table:table-cell office:value-type="currency" office:value="134970330.77000001" table:style-name="ce10">
            <text:p>£134,970,330.77</text:p>
          </table:table-cell>
          <table:table-cell office:value-type="currency" office:value="10586828.200000007" table:style-name="ce10">
            <text:p>£10,586,828.20</text:p>
          </table:table-cell>
          <table:table-cell office:value-type="currency" office:value="2545135" table:style-name="ce10">
            <text:p>£2,545,135.00</text:p>
          </table:table-cell>
          <table:table-cell office:value-type="currency" office:value="2198182.96" table:style-name="ce10">
            <text:p>£2,198,182.96</text:p>
          </table:table-cell>
          <table:table-cell office:value-type="currency" office:value="39318722.210000001" table:style-name="ce10">
            <text:p>£39,318,722.21</text:p>
          </table:table-cell>
          <table:table-cell office:value-type="currency" office:value="15693431.370000001" table:style-name="ce10">
            <text:p>£15,693,431.37</text:p>
          </table:table-cell>
          <table:table-cell office:value-type="currency" office:value="205312630.50999999" table:style-name="ce11">
            <text:p>£205,312,630.51</text:p>
          </table:table-cell>
          <table:table-cell office:value-type="currency" office:value="30919106.239999998" table:style-name="ce10">
            <text:p>£30,919,106.24</text:p>
          </table:table-cell>
          <table:table-cell office:value-type="currency" office:value="22434062.489999991" table:style-name="ce10">
            <text:p>£22,434,062.49</text:p>
          </table:table-cell>
          <table:table-cell office:value-type="currency" office:value="53353168.729999997" table:style-name="ce11">
            <text:p>£53,353,168.73</text:p>
          </table:table-cell>
          <table:table-cell office:value-type="currency" office:value="258665799.24000001" table:style-name="ce12">
            <text:p>£258,665,799.24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13" table:style-name="ce6">
            <text:p>413</text:p>
          </table:table-cell>
          <table:table-cell office:value-type="float" office:value="311.71540540339998" table:style-name="ce7">
            <text:p>311.72</text:p>
          </table:table-cell>
          <table:table-cell office:value-type="float" office:value="332" table:style-name="ce6">
            <text:p>332</text:p>
          </table:table-cell>
          <table:table-cell office:value-type="float" office:value="298.74421621600015" table:style-name="ce7">
            <text:p>298.74</text:p>
          </table:table-cell>
          <table:table-cell office:value-type="float" office:value="476" table:style-name="ce6">
            <text:p>476</text:p>
          </table:table-cell>
          <table:table-cell office:value-type="float" office:value="459.06" table:style-name="ce7">
            <text:p>459.06</text:p>
          </table:table-cell>
          <table:table-cell office:value-type="float" office:value="105" table:style-name="ce6">
            <text:p>105</text:p>
          </table:table-cell>
          <table:table-cell office:value-type="float" office:value="102.35" table:style-name="ce7">
            <text:p>102.35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7">
            <text:p>1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336" table:style-name="ce8">
            <text:p>1,336</text:p>
          </table:table-cell>
          <table:table-cell office:value-type="float" office:value="1181.8696216194" table:style-name="ce9">
            <text:p>1,181.8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24" table:style-name="ce6">
            <text:p>24</text:p>
          </table:table-cell>
          <table:table-cell office:value-type="float" office:value="24" table:style-name="ce7">
            <text:p>24.00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9">
            <text:p>24.00</text:p>
          </table:table-cell>
          <table:table-cell table:style-name="ce7"/>
          <table:table-cell office:value-type="float" office:value="1360" table:style-name="ce8">
            <text:p>1,360</text:p>
          </table:table-cell>
          <table:table-cell office:value-type="float" office:value="1205.8696216194" table:style-name="ce9">
            <text:p>1,205.87</text:p>
          </table:table-cell>
          <table:table-cell office:value-type="currency" office:value="3250737.57" table:style-name="ce10">
            <text:p>£3,250,737.57</text:p>
          </table:table-cell>
          <table:table-cell office:value-type="currency" office:value="24484.639999999999" table:style-name="ce10">
            <text:p>£24,484.64</text:p>
          </table:table-cell>
          <table:table-cell office:value-type="currency" office:value="0" table:style-name="ce10">
            <text:p>£0.00</text:p>
          </table:table-cell>
          <table:table-cell office:value-type="currency" office:value="199018.08" table:style-name="ce10">
            <text:p>£199,018.08</text:p>
          </table:table-cell>
          <table:table-cell office:value-type="currency" office:value="888039.72" table:style-name="ce10">
            <text:p>£888,039.72</text:p>
          </table:table-cell>
          <table:table-cell office:value-type="currency" office:value="357220.92" table:style-name="ce10">
            <text:p>£357,220.92</text:p>
          </table:table-cell>
          <table:table-cell office:value-type="currency" office:value="4719500.93" table:style-name="ce11">
            <text:p>£4,719,500.93</text:p>
          </table:table-cell>
          <table:table-cell office:value-type="currency" office:value="366698.57" table:style-name="ce10">
            <text:p>£366,698.57</text:p>
          </table:table-cell>
          <table:table-cell office:value-type="currency" office:value="0" table:style-name="ce10">
            <text:p>£0.00</text:p>
          </table:table-cell>
          <table:table-cell office:value-type="currency" office:value="366698.57" table:style-name="ce11">
            <text:p>£366,698.57</text:p>
          </table:table-cell>
          <table:table-cell office:value-type="currency" office:value="5086199.5" table:style-name="ce12">
            <text:p>£5,086,199.5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71" table:style-name="ce6">
            <text:p>171</text:p>
          </table:table-cell>
          <table:table-cell office:value-type="float" office:value="166.17" table:style-name="ce7">
            <text:p>166.17</text:p>
          </table:table-cell>
          <table:table-cell office:value-type="float" office:value="394" table:style-name="ce6">
            <text:p>394</text:p>
          </table:table-cell>
          <table:table-cell office:value-type="float" office:value="372.13" table:style-name="ce7">
            <text:p>372.13</text:p>
          </table:table-cell>
          <table:table-cell office:value-type="float" office:value="395" table:style-name="ce6">
            <text:p>395</text:p>
          </table:table-cell>
          <table:table-cell office:value-type="float" office:value="388.28" table:style-name="ce7">
            <text:p>388.28</text:p>
          </table:table-cell>
          <table:table-cell office:value-type="float" office:value="40" table:style-name="ce6">
            <text:p>40</text:p>
          </table:table-cell>
          <table:table-cell office:value-type="float" office:value="38.6" table:style-name="ce7">
            <text:p>38.60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7">
            <text:p>13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013" table:style-name="ce8">
            <text:p>1,013</text:p>
          </table:table-cell>
          <table:table-cell office:value-type="float" office:value="978.18" table:style-name="ce9">
            <text:p>978.1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1014" table:style-name="ce8">
            <text:p>1,014</text:p>
          </table:table-cell>
          <table:table-cell office:value-type="float" office:value="979.18" table:style-name="ce9">
            <text:p>979.18</text:p>
          </table:table-cell>
          <table:table-cell office:value-type="currency" office:value="3103862" table:style-name="ce10">
            <text:p>£3,103,862.00</text:p>
          </table:table-cell>
          <table:table-cell office:value-type="currency" office:value="116751" table:style-name="ce10">
            <text:p>£116,751.00</text:p>
          </table:table-cell>
          <table:table-cell office:value-type="currency" office:value="0" table:style-name="ce10">
            <text:p>£0.00</text:p>
          </table:table-cell>
          <table:table-cell office:value-type="currency" office:value="15021" table:style-name="ce10">
            <text:p>£15,021.00</text:p>
          </table:table-cell>
          <table:table-cell office:value-type="currency" office:value="853543" table:style-name="ce10">
            <text:p>£853,543.00</text:p>
          </table:table-cell>
          <table:table-cell office:value-type="currency" office:value="354885" table:style-name="ce10">
            <text:p>£354,885.00</text:p>
          </table:table-cell>
          <table:table-cell office:value-type="currency" office:value="4444062" table:style-name="ce11">
            <text:p>£4,444,062.00</text:p>
          </table:table-cell>
          <table:table-cell office:value-type="currency" office:value="3360" table:style-name="ce10">
            <text:p>£3,360.00</text:p>
          </table:table-cell>
          <table:table-cell office:value-type="currency" office:value="39371" table:style-name="ce10">
            <text:p>£39,371.00</text:p>
          </table:table-cell>
          <table:table-cell office:value-type="currency" office:value="42731" table:style-name="ce11">
            <text:p>£42,731.00</text:p>
          </table:table-cell>
          <table:table-cell office:value-type="currency" office:value="4486793" table:style-name="ce12">
            <text:p>£4,486,793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4" table:style-name="ce6">
            <text:p>14</text:p>
          </table:table-cell>
          <table:table-cell office:value-type="float" office:value="11.23" table:style-name="ce7">
            <text:p>11.23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7">
            <text:p>6.00</text:p>
          </table:table-cell>
          <table:table-cell office:value-type="float" office:value="37" table:style-name="ce6">
            <text:p>37</text:p>
          </table:table-cell>
          <table:table-cell office:value-type="float" office:value="36.22" table:style-name="ce7">
            <text:p>36.22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7">
            <text:p>4.00</text:p>
          </table:table-cell>
          <table:table-cell office:value-type="float" office:value="4" table:style-name="ce6">
            <text:p>4</text:p>
          </table:table-cell>
          <table:table-cell office:value-type="float" office:value="3.8" table:style-name="ce7">
            <text:p>3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69" table:style-name="ce8">
            <text:p>69</text:p>
          </table:table-cell>
          <table:table-cell office:value-type="float" office:value="61.25" table:style-name="ce9">
            <text:p>61.2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69" table:style-name="ce8">
            <text:p>69</text:p>
          </table:table-cell>
          <table:table-cell office:value-type="float" office:value="61.25" table:style-name="ce9">
            <text:p>61.25</text:p>
          </table:table-cell>
          <table:table-cell office:value-type="currency" office:value="261507.57" table:style-name="ce10">
            <text:p>£261,507.57</text:p>
          </table:table-cell>
          <table:table-cell office:value-type="currency" office:value="0" table:style-name="ce10">
            <text:p>£0.00</text:p>
          </table:table-cell>
          <table:table-cell office:value-type="currency" office:value="8349.75" table:style-name="ce10">
            <text:p>£8,349.75</text:p>
          </table:table-cell>
          <table:table-cell office:value-type="currency" office:value="129.07" table:style-name="ce10">
            <text:p>£129.07</text:p>
          </table:table-cell>
          <table:table-cell office:value-type="currency" office:value="69000.69" table:style-name="ce10">
            <text:p>£69,000.69</text:p>
          </table:table-cell>
          <table:table-cell office:value-type="currency" office:value="30569.01" table:style-name="ce10">
            <text:p>£30,569.01</text:p>
          </table:table-cell>
          <table:table-cell office:value-type="currency" office:value="369556.09" table:style-name="ce11">
            <text:p>£369,556.09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69556.09" table:style-name="ce12">
            <text:p>£369,556.09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0" table:style-name="ce6">
            <text:p>90</text:p>
          </table:table-cell>
          <table:table-cell office:value-type="float" office:value="84.55" table:style-name="ce7">
            <text:p>84.55</text:p>
          </table:table-cell>
          <table:table-cell office:value-type="float" office:value="124" table:style-name="ce6">
            <text:p>124</text:p>
          </table:table-cell>
          <table:table-cell office:value-type="float" office:value="121.99" table:style-name="ce7">
            <text:p>121.99</text:p>
          </table:table-cell>
          <table:table-cell office:value-type="float" office:value="99" table:style-name="ce6">
            <text:p>99</text:p>
          </table:table-cell>
          <table:table-cell office:value-type="float" office:value="98.23" table:style-name="ce7">
            <text:p>98.23</text:p>
          </table:table-cell>
          <table:table-cell office:value-type="float" office:value="21" table:style-name="ce6">
            <text:p>21</text:p>
          </table:table-cell>
          <table:table-cell office:value-type="float" office:value="19.7" table:style-name="ce7">
            <text:p>19.7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6" table:style-name="ce6">
            <text:p>6</text:p>
          </table:table-cell>
          <table:table-cell office:value-type="float" office:value="1.88" table:style-name="ce7">
            <text:p>1.88</text:p>
          </table:table-cell>
          <table:table-cell office:value-type="float" office:value="345" table:style-name="ce8">
            <text:p>345</text:p>
          </table:table-cell>
          <table:table-cell office:value-type="float" office:value="331.34999999999997" table:style-name="ce9">
            <text:p>331.3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9">
            <text:p>2.00</text:p>
          </table:table-cell>
          <table:table-cell table:style-name="ce7"/>
          <table:table-cell office:value-type="float" office:value="347" table:style-name="ce8">
            <text:p>347</text:p>
          </table:table-cell>
          <table:table-cell office:value-type="float" office:value="333.34999999999997" table:style-name="ce9">
            <text:p>333.35</text:p>
          </table:table-cell>
          <table:table-cell office:value-type="currency" office:value="1055751.5900000001" table:style-name="ce10">
            <text:p>£1,055,751.59</text:p>
          </table:table-cell>
          <table:table-cell office:value-type="currency" office:value="10670.42" table:style-name="ce10">
            <text:p>£10,670.42</text:p>
          </table:table-cell>
          <table:table-cell office:value-type="currency" office:value="2082.5" table:style-name="ce10">
            <text:p>£2,082.50</text:p>
          </table:table-cell>
          <table:table-cell office:value-type="currency" office:value="8037.99" table:style-name="ce10">
            <text:p>£8,037.99</text:p>
          </table:table-cell>
          <table:table-cell office:value-type="currency" office:value="269070.83" table:style-name="ce10">
            <text:p>£269,070.83</text:p>
          </table:table-cell>
          <table:table-cell office:value-type="currency" office:value="112721.67" table:style-name="ce10">
            <text:p>£112,721.67</text:p>
          </table:table-cell>
          <table:table-cell office:value-type="currency" office:value="1458335" table:style-name="ce11">
            <text:p>£1,458,335.00</text:p>
          </table:table-cell>
          <table:table-cell office:value-type="currency" office:value="0" table:style-name="ce10">
            <text:p>£0.00</text:p>
          </table:table-cell>
          <table:table-cell office:value-type="currency" office:value="41612" table:style-name="ce10">
            <text:p>£41,612.00</text:p>
          </table:table-cell>
          <table:table-cell office:value-type="currency" office:value="41612" table:style-name="ce11">
            <text:p>£41,612.00</text:p>
          </table:table-cell>
          <table:table-cell office:value-type="currency" office:value="1499947" table:style-name="ce12">
            <text:p>£1,499,947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7">
            <text:p>4.00</text:p>
          </table:table-cell>
          <table:table-cell office:value-type="float" office:value="11" table:style-name="ce6">
            <text:p>11</text:p>
          </table:table-cell>
          <table:table-cell office:value-type="float" office:value="10.5" table:style-name="ce7">
            <text:p>10.50</text:p>
          </table:table-cell>
          <table:table-cell office:value-type="float" office:value="87" table:style-name="ce6">
            <text:p>87</text:p>
          </table:table-cell>
          <table:table-cell office:value-type="float" office:value="85.13" table:style-name="ce7">
            <text:p>85.13</text:p>
          </table:table-cell>
          <table:table-cell office:value-type="float" office:value="8" table:style-name="ce6">
            <text:p>8</text:p>
          </table:table-cell>
          <table:table-cell office:value-type="float" office:value="7.8" table:style-name="ce7">
            <text:p>7.80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7">
            <text:p>4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14" table:style-name="ce8">
            <text:p>114</text:p>
          </table:table-cell>
          <table:table-cell office:value-type="float" office:value="111.42999999999999" table:style-name="ce9">
            <text:p>111.4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14" table:style-name="ce8">
            <text:p>114</text:p>
          </table:table-cell>
          <table:table-cell office:value-type="float" office:value="111.42999999999999" table:style-name="ce9">
            <text:p>111.43</text:p>
          </table:table-cell>
          <table:table-cell office:value-type="currency" office:value="336369.78" table:style-name="ce10">
            <text:p>£336,369.78</text:p>
          </table:table-cell>
          <table:table-cell office:value-type="currency" office:value="6816.45" table:style-name="ce10">
            <text:p>£6,816.45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88701.949999999881" table:style-name="ce10">
            <text:p>£88,701.95</text:p>
          </table:table-cell>
          <table:table-cell office:value-type="currency" office:value="36401.020000000026" table:style-name="ce10">
            <text:p>£36,401.02</text:p>
          </table:table-cell>
          <table:table-cell office:value-type="currency" office:value="468289.19999999995" table:style-name="ce11">
            <text:p>£468,289.2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68289.19999999995" table:style-name="ce12">
            <text:p>£468,289.2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12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Raji Mathew John</meta:initial-creator>
    <dc:creator>Ian Berry</dc:creator>
    <meta:creation-date>2022-05-25T10:02:41Z</meta:creation-date>
    <dc:date>2023-12-21T08:45:26Z</dc:date>
  </office:meta>
</office:document-meta>
</file>